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writing-mode="lr-tb"/>
      <style:text-properties fo:font-size="14pt" fo:font-weight="bold"/>
    </style:style>
    <style:style style:name="P3" style:family="paragraph" style:parent-style-name="Text_20_body">
      <style:paragraph-properties fo:text-align="justify" style:justify-single-word="false" style:writing-mode="lr-tb"/>
    </style:style>
    <style:style style:name="P4" style:family="paragraph" style:parent-style-name="Text_20_body">
      <style:paragraph-properties fo:margin-left="0.5in" fo:margin-right="0in" fo:text-align="justify" style:justify-single-word="false" fo:text-indent="0in" style:auto-text-indent="false" style:writing-mode="lr-tb"/>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FLICTS OF INTEREST</text:p>
      <text:p text:style-name="P3"><text:span text:style-name="T1">19.</text:span> The fiduciary duty owed by the board and the principal officer requires that they avoid conflicts of interest. The following should be appreciated by the board and the principal officer in this regard -</text:p>
      <text:p text:style-name="P4"><text:span text:style-name="T1">19.1.</text:span> the proper resolution by the board of any conflict of interest is necessary for promoting the credibility of the governance of a fund; and enhances the trust of both members and beneficiaries and any stakeholders;</text:p>
      <text:p text:style-name="P4"><text:span text:style-name="T1">19.2.</text:span> the board should distinguish between conflicts of interest which may be structural, and therefore unavoidable, and those conflicts of interest which can be avoided or, if this does not compromise the credibility of the governance arrangements, managed appropriately;</text:p>
      <text:p text:style-name="P4"><text:span text:style-name="T1">19.3.</text:span> a structural conflict of interest may arise where a board member finds himself or herself in a position in which his or her duties as board member conflict with his or her direct or indirect personal financial interests or the financial interests of a stakeholder in the fund (such as the employer or the sponsor), of which he or she is an employee or in which he or she is a shareholder. In such circumstances the legislation is clear: the primary obligation of a board member is to act in the best interests of the fund and the members and beneficiaries. Where a board member finds himself/ herself in a structural conflict of interest situation one should act without regard for one's personal interests or those of the entity or persons through which he or she was appointed. This is to ensure one's actions in such a situation may, as far as possible, be demonstrated to be no different, as if the structural conflict did not exist;</text:p>
      <text:p text:style-name="P4"><text:span text:style-name="T1">19.4.</text:span> any conflict of interest other than a structural conflict should be avoided. The board should ensure, not only in relation to conflicts of interest as amongst the members of the board or the principal officer, but also in relation to any service provider to the fund, that a conflict of interest is removed or, if this is not possible, resolved transparently and defensibly. The mere disclosure of such a conflict of interest will rarely be an adequate resolution of a conflict of interest;</text:p>
      <text:p text:style-name="P4"><text:span text:style-name="T1">19.5.</text:span> potential or perceived conflicts of interest are as serious as actual conflicts of interest;</text:p>
      <text:p text:style-name="P4"><text:span text:style-name="T1">19.6.</text:span> any conflict of interest situation should be fully recorded in the board minutes, which should include details as to how the board has resolved the matt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31:17</dc:date>
    <dc:creator>Steven Fourie</dc:creator>
    <meta:editing-duration>P0D</meta:editing-duration>
    <meta:editing-cycles>2</meta:editing-cycles>
    <meta:generator>LibreOffice/3.5$Linux_X86_64 LibreOffice_project/350m1$Build-3</meta:generator>
    <meta:document-statistic meta:table-count="0" meta:image-count="0" meta:object-count="0" meta:page-count="1" meta:paragraph-count="8" meta:word-count="407" meta:character-count="2416" meta:non-whitespace-character-count="2017"/>
  </office:meta>
</office:document-meta>
</file>